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3b2" officeooo:paragraph-rsid="001e43b2"/>
    </style:style>
    <style:style style:name="P2" style:family="paragraph" style:parent-style-name="Standard">
      <style:text-properties officeooo:rsid="001e43b2" officeooo:paragraph-rsid="00214a18"/>
    </style:style>
    <style:style style:name="P3" style:family="paragraph" style:parent-style-name="Standard">
      <style:text-properties officeooo:rsid="00203e09" officeooo:paragraph-rsid="00203e09"/>
    </style:style>
    <style:style style:name="P4" style:family="paragraph" style:parent-style-name="Standard">
      <style:text-properties style:text-underline-style="none" officeooo:rsid="00203e09" officeooo:paragraph-rsid="00203e09"/>
    </style:style>
    <style:style style:name="P5" style:family="paragraph" style:parent-style-name="Standard">
      <style:text-properties officeooo:rsid="0021c548" officeooo:paragraph-rsid="0021c548"/>
    </style:style>
    <style:style style:name="P6" style:family="paragraph" style:parent-style-name="Standard">
      <style:text-properties style:text-underline-style="none" officeooo:rsid="001e43b2" officeooo:paragraph-rsid="001e43b2"/>
    </style:style>
    <style:style style:name="P7" style:family="paragraph" style:parent-style-name="Standard">
      <style:text-properties style:text-underline-style="none" officeooo:rsid="00214a18" officeooo:paragraph-rsid="00214a18"/>
    </style:style>
    <style:style style:name="P8" style:family="paragraph" style:parent-style-name="Standard">
      <style:text-properties style:text-underline-style="none" officeooo:rsid="00203e09" officeooo:paragraph-rsid="00203e09"/>
    </style:style>
    <style:style style:name="P9" style:family="paragraph" style:parent-style-name="Standard">
      <style:text-properties style:text-underline-style="none" officeooo:rsid="0025a26d" officeooo:paragraph-rsid="0025a26d"/>
    </style:style>
    <style:style style:name="P10" style:family="paragraph" style:parent-style-name="Standard">
      <style:text-properties officeooo:rsid="0025a26d" officeooo:paragraph-rsid="0025a26d"/>
    </style:style>
    <style:style style:name="P11" style:family="paragraph" style:parent-style-name="Standard">
      <style:text-properties officeooo:rsid="001e43b2" officeooo:paragraph-rsid="001e43b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4a18"/>
    </style:style>
    <style:style style:name="T3" style:family="text">
      <style:text-properties style:text-underline-style="solid" style:text-underline-width="auto" style:text-underline-color="font-color" officeooo:rsid="0021c548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03e09"/>
    </style:style>
    <style:style style:name="T6" style:family="text">
      <style:text-properties style:text-underline-style="none" officeooo:rsid="0020d7db"/>
    </style:style>
    <style:style style:name="T7" style:family="text">
      <style:text-properties style:text-underline-style="none" officeooo:rsid="00214a18"/>
    </style:style>
    <style:style style:name="T8" style:family="text">
      <style:text-properties style:text-underline-style="none" officeooo:rsid="0021c548"/>
    </style:style>
    <style:style style:name="T9" style:family="text">
      <style:text-properties style:text-underline-style="none" officeooo:rsid="0022017b"/>
    </style:style>
    <style:style style:name="T10" style:family="text">
      <style:text-properties style:text-underline-style="none" officeooo:rsid="0022f99a"/>
    </style:style>
    <style:style style:name="T11" style:family="text">
      <style:text-properties officeooo:rsid="0022017b"/>
    </style:style>
    <style:style style:name="T12" style:family="text">
      <style:text-properties officeooo:rsid="0025a2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2: Relational Schema for MOVIE Database</text:p>
      <text:p text:style-name="P1"/>
      <text:p text:style-name="P1">Company(<text:span text:style-name="T1">Name</text:span><text:span text:style-name="T4">, address); </text:span><text:span text:style-name="T6">Name is primary key here but foreign key in movie, due to 1:N total paticipation. <text:s text:c="2"/>A </text:span><text:span text:style-name="T7">1 </text:span><text:span text:style-name="T6">movie must have 1 company but </text:span><text:span text:style-name="T7">1 </text:span><text:span text:style-name="T6">company can have many </text:span><text:span text:style-name="T7">movies.</text:span></text:p>
      <text:p text:style-name="P6"/>
      <text:p text:style-name="P1"><text:span text:style-name="T4">Movie(</text:span><text:span text:style-name="T1">Title</text:span><text:span text:style-name="T4">, </text:span><text:span text:style-name="T1">Year_of_release</text:span><text:span text:style-name="T4">, Name, Length_in_minutes, Plot_outline, </text:span><text:span text:style-name="T5">ID_genre</text:span><text:span text:style-name="T4">); </text:span><text:span text:style-name="T7">Title and Yearofrelease are primary keys. <text:s/>Name is foreign key from Company and ID_genre is foreign key from Genre. <text:s/></text:span></text:p>
      <text:p text:style-name="P1"/>
      <text:p text:style-name="P1"><text:span text:style-name="T4">Director(</text:span><text:span text:style-name="T1">Name</text:span><text:span text:style-name="T4">, </text:span><text:span text:style-name="T1">Dat</text:span><text:span text:style-name="T2">e</text:span><text:span text:style-name="T1">_of_birth</text:span><text:span text:style-name="T4">); </text:span><text:span text:style-name="T7">Name and Dateofbirth are primary keys.</text:span></text:p>
      <text:p text:style-name="P6"/>
      <text:p text:style-name="P1"><text:span text:style-name="T4">Actor(</text:span><text:span text:style-name="T1">Name</text:span><text:span text:style-name="T4">, </text:span><text:span text:style-name="T1">Date_of_birth</text:span><text:span text:style-name="T4">); </text:span><text:span text:style-name="T7">Name and Dateofbirth are primary keys.</text:span></text:p>
      <text:p text:style-name="P6"/>
      <text:p text:style-name="P2"><text:span text:style-name="T4">Directs(</text:span><text:span text:style-name="T1">Title,</text:span><text:span text:style-name="T4"> </text:span><text:span text:style-name="T1">Year_of_release</text:span><text:span text:style-name="T4">, </text:span><text:span text:style-name="T1">Name</text:span><text:span text:style-name="T4">, </text:span><text:span text:style-name="T1">Date_of_birth</text:span><text:span text:style-name="T4">); <text:s/></text:span><text:span text:style-name="T7">All foreign keys that act as primary keys. <text:s/>Changes the (Director/Movie) many to many relationship to a many to one relationship for both. </text:span></text:p>
      <text:p text:style-name="P7"/>
      <text:p text:style-name="P6"/>
      <text:p text:style-name="P1"><text:span text:style-name="T4">Acts(</text:span><text:span text:style-name="T1">Name</text:span><text:span text:style-name="T4">, </text:span><text:span text:style-name="T1">Date_of_birth</text:span><text:span text:style-name="T4">, </text:span><text:span text:style-name="T1">Title</text:span><text:span text:style-name="T4">, </text:span><text:span text:style-name="T1">Year_of_release</text:span><text:span text:style-name="T4">, Role); <text:s/></text:span></text:p>
      <text:p text:style-name="P1"/>
      <text:p text:style-name="P9">Says(<text:span text:style-name="T1">Name</text:span>, <text:span text:style-name="T1">Date_of_birth</text:span>, <text:span text:style-name="T1">Title</text:span>, <text:span text:style-name="T1">Year_of_release</text:span>, <text:span text:style-name="T1">Quo_ID</text:span>);</text:p>
      <text:p text:style-name="P6"/>
      <text:p text:style-name="P5">Quotable(<text:span text:style-name="T12">Quo</text:span><text:span text:style-name="T1">_ID</text:span>, Quote); <text:s/><text:span text:style-name="T11">An actor can have 0-1 quotes, making it partial participation. <text:s/>In order to try to cut down on the prospect of having null values, when the actor did not have a quote, I made Quote a different table that <text:s/></text:span></text:p>
      <text:p text:style-name="P3"/>
      <text:p text:style-name="P3"><text:span text:style-name="T4">Genre(</text:span><text:span text:style-name="T1">ID_genre</text:span><text:span text:style-name="T4">, </text:span><text:span text:style-name="T9">Genre_Matrix</text:span><text:span text:style-name="T4">); <text:s/></text:span><text:span text:style-name="T9">Each combination of Genre is represented in the Genre table and is given a value (ID_Genre).</text:span></text:p>
      <text:p text:style-name="P10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3:49:42.606586801</meta:creation-date>
    <dc:date>2016-02-10T21:08:43.111681760</dc:date>
    <meta:editing-duration>PT18M5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74" meta:character-count="1211" meta:non-whitespace-character-count="1032"/>
  </office:meta>
</office:document-meta>
</file>